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T1" style:family="text">
      <style:text-properties fo:color="#ff00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tab/>[page 1]</text:span> The Earth is home to seven billions of human beings. Actual humans emerged two hundred thousand years ago. During these two hundred thousand years, one hundred and ninety-four thousand years are based on the period of Prehistory. Humans lived with the harvest, the hunt and the fishing. </text:p>
      <text:p text:style-name="Standard">Also, the last ten thousand years of this period have been marked by a large evolution : the invention of agriculture, the invention of writing and the trade development. These inventions brought about an exponential growth of others inventions, which can be named by new technologies. </text:p>
      <text:p text:style-name="Standard">Etymologically, the new technologies, of Greek "teknê", mean technique study. Nowadays, the new technologies concern the high-tech sector, modern information and communications technology. Moreover, all these new technologies affect the society. </text:p>
      <text:p text:style-name="Standard">Are new technologies an asset for society ? </text:p>
      <text:p text:style-name="Standard">We will develop why the new technologies can be a curb for society. And, on an other hand, we will understand how the new technologies are a real asset for society. </text:p>
      <text:p text:style-name="Standard"/>
      <text:p text:style-name="Standard"/>
      <text:p text:style-name="Standard"/>
      <text:p text:style-name="Standard"><text:tab/><text:span text:style-name="T1">[page 2] </text:span>Firstly, the new technologies are constantly evolving because humans always want to improve their inventions. In fact, the nature of humans is being very curious, hence the will to discover things or exceed records. However, with the increase of population, demands and production of these new technologies cause so many problems. </text:p>
      <text:p text:style-name="Standard">Indeed, the famous quote of Antoine Lavoisier can summarize the future extinction of human species. Because, Earth's ressources are not endless, so animal species and minerals will disappear over the millenniums.<text:span text:style-name="T1"> [page 3]</text:span></text:p>
      <text:p text:style-name="Standard">We can see this graph which represents the approximate date of exhaustion of mineable Earth's ressources. For example, the terbium, useful for low-energy bulbs, depleted in two thousand and twelve. The example on the oil shows our dependance of gas-powered cars because it will depleted in two thousand and fifty. <text:span text:style-name="T1">[page 4]</text:span></text:p>
      <text:p text:style-name="Standard"/>
      <text:p text:style-name="Standard"><text:tab/>Moreover, the increase of use of new technologies leads to a waste of ressources. In addition to wasting, humans pollute the Earth. Currently, the pollution is a real issue for the planet since the actual generation doesn't care about new generations. The sustainable development consists of few steps : </text:p>
      <text:list xml:id="list7016192780533177590" text:style-name="L1">
        <text:list-item>
          <text:p text:style-name="P2">we must develop the economy and the social aspect</text:p>
        </text:list-item>
        <text:list-item>
          <text:p text:style-name="P2">we need to preserve the environment that our children can live</text:p>
        </text:list-item>
      </text:list>
      <text:p text:style-name="Standard"><text:span text:style-name="T1">[page 5]</text:span> Only few governments think to change things but nothing is really done. For instance, actual cars send greenhouse gases which contribute to global warming. This global warming already provoked the extinction of many species such as thirty nine per cent of mammals or thirty nine per cent of fishes : <text:span text:style-name="T1">[page 6]</text:span> the following graph shows why. We can see here emissions of fossil carbon rocketted dramatically from eighteen fifty to two thousands. <text:span text:style-name="T1">[page 7]</text:span> The marketing of new technologies like cars since nineteen thirty is an important cause for this increase... This is frightening for the planet. </text:p>
      <text:p text:style-name="Standard"/>
      <text:p text:style-name="Standard"><text:tab/><text:span text:style-name="T1">[page 8]</text:span> Furthermore, the new technologies have an impact for a social perspective. We can say the actual new technologies of the twenty-one century have a bigger impact for society than previous new technologies. </text:p>
      <text:p text:style-name="Standard">In fact, the actual consumer society always wants to buy the new high tech trends like cellphones, laptops, game consoles, because of passing fads. </text:p>
      <text:p text:style-name="Standard">Nowadays, people was addicted to these new technologies and this addiction has an impact on human health. </text:p>
      <text:p text:style-name="Standard">For example, a study carried out by the University of Cambridge in the United Kingdoms demonstrated thirty-five per cent of people are addicted by cellphones. This result can be explained <text:soft-page-break/>by the fact cellphones only doesn't serve to call someone. </text:p>
      <text:p text:style-name="Standard">Indeed, today, cellphones are cameras, games, writing pads, etc... However, the real problem is the behaviour of young people who are born with all these new technologies. Because they didn't know anymore when to stop. </text:p>
      <text:p text:style-name="Standard"><text:tab/>So, we just finished to understand why the new technologies are disadvantages for society and we will explain how it can become an asset. </text:p>
      <text:p text:style-name="Standard"/>
      <text:p text:style-name="Standard"/>
      <text:p text:style-name="Standard"/>
      <text:p text:style-name="Standard"><text:tab/>First, the invention of new technologies doesn't bring just problems for human species. For example, some devices are useful for the medecine. Tools can help to operate patients. Others can provide a best operation.<text:span text:style-name="T1"> [page 9]</text:span></text:p>
      <text:p text:style-name="Standard">This graph shows the evolution of life expectancy between nineteen sixty and two thousand and fifty. We can see curves for few areas. The blue curve represents the global evolution of life expectancy and increases steadily. It rises from fourty five to eighty years old after almost one century. </text:p>
      <text:p text:style-name="Standard"><text:span text:style-name="T1">[page 10]</text:span> The invention of the Magnetic Resonance Imaging (MRI) in nineteen fifty has been beneficial for humans because it allows to detect cancers earlier and save lifes. </text:p>
      <text:p text:style-name="Standard"><text:span text:style-name="T1">[page 11]</text:span> The Positron Emission Tomography scan is an other machine which can study the activity of organs and understand origin of some pains. </text:p>
      <text:p text:style-name="Standard">These new technologies are a cause to explain the increase of global life expectancy, so it is a good point for society. </text:p>
      <text:p text:style-name="Standard"/>
      <text:p text:style-name="Standard"><text:tab/><text:span text:style-name="T1">[page 12]</text:span> In addition, these machines are not tantamount to Artificial Intelligence. An Artificial Intelligence is the build of technologies which performs tasks usually done thanks to intelligence's humans. </text:p>
      <text:p text:style-name="Standard">Nowadays, Artificial Intelligence is used by lots of corporations to humans. In fact, some tasks can not be done by humans because the area is unreachable. </text:p>
      <text:p text:style-name="Standard"><text:span text:style-name="T1">[page 13]</text:span> For example, we can mention Curiosity that is analysing the planet Mars. It has cameras and limbs to take pictures and submit samples. NASA got the idea to send a robot because we can not send an astronaut yet. </text:p>
      <text:p text:style-name="Standard"><text:span text:style-name="T1">[page 14]</text:span> Others machines can help industries for the automatisation of some repetitive tasks. Instead of using people to turn a bolt in thousand cars, it is better to use a machine which works faster and better. </text:p>
      <text:p text:style-name="Standard"><text:span text:style-name="T1">[page 15]</text:span> So, from an economic point of view, the productivity in most manufacturings increased because we product more, using less resources. On this graph, we can see the production tripled in fifty years. </text:p>
      <text:p text:style-name="Standard">That's why the new technologies are an asset for society. </text:p>
      <text:p text:style-name="Standard"/>
      <text:p text:style-name="Standard"><text:tab/><text:span text:style-name="T1">[page 16]</text:span> Finally, when we think about new technologies, we think about all major inventions during last centuries but especially Internet. </text:p>
      <text:p text:style-name="Standard">Internet was born during the nineteen ninety's and corresponds to the network of networks. By the way, this period of History is comparable to the industrial revolution because it leads to lots of changes in the world. </text:p>
      <text:p text:style-name="Standard">In fact, nowadays, you can communicate in real time with an other person who is an other country. While, before the invention of Internet, you could call the person but it was very expansive, or send a letter but it arrived long after. </text:p>
      <text:p text:style-name="Standard"><text:span text:style-name="T1">[page 17]</text:span> For the society, the emergence of networks allowed a time and money saving. </text:p>
      <text:p text:style-name="Standard">Besides, the number of transactions rocketted rapidly because, on Internet, people can buy or sell something instantly. All became virtual and it facilitates life. </text:p>
      <text:p text:style-name="Standard">So, the last new technologies showed how it changed the society for the better. </text:p>
      <text:p text:style-name="Standard"/>
      <text:p text:style-name="Standard"><text:soft-page-break/></text:p>
      <text:p text:style-name="P1"/>
      <text:p text:style-name="P1"><text:s/></text:p>
      <text:p text:style-name="Standard"><text:tab/>In conclusion, we saw two different aspects of the impact of new technologies on the society. </text:p>
      <text:p text:style-name="Standard">On a first hand , we understood the fast evolution of new technologies brings issues for the planet and society. Because, these productions are emptied Earth's ressources and the actual selfish consumer society doesn't care about future generations. In fact, everything has an end, so we must preserve our planet. </text:p>
      <text:p text:style-name="Standard">Nevertheless, with an other perspective, we can notice new technologies are tools for society. Indeed, humans products new technologies to assist do dangerous or impossible human tasks, which is a big help for the society.<text:span text:style-name="T1"> [page 18]</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1M16S</meta:editing-duration>
    <meta:editing-cycles>13</meta:editing-cycles>
    <meta:generator>OpenOffice/4.1.5$Win32 OpenOffice.org_project/415m1$Build-9789</meta:generator>
    <dc:date>2018-01-30T16:06:22.72</dc:date>
    <dc:creator>Clément  CAUMES</dc:creator>
    <meta:document-statistic meta:table-count="0" meta:image-count="0" meta:object-count="0" meta:page-count="3" meta:paragraph-count="39" meta:word-count="1241" meta:character-count="7613"/>
    <meta:user-defined meta:name="Info 1"/>
    <meta:user-defined meta:name="Info 2"/>
    <meta:user-defined meta:name="Info 3"/>
    <meta:user-defined meta:name="Info 4"/>
  </office:meta>
</office:document-meta>
</file>